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edidos">
        <table:table-row>
          <table:table-cell office:value-type="string">
            <text:p>NUMEROPEDIDO</text:p>
          </table:table-cell>
          <table:table-cell office:value-type="string">
            <text:p>CODIGOCLIENTE</text:p>
          </table:table-cell>
          <table:table-cell office:value-type="string">
            <text:p>FECHAPEDIDO</text:p>
          </table:table-cell>
          <table:table-cell office:value-type="string">
            <text:p>FORMAPAGO</text:p>
          </table:table-cell>
          <table:table-cell office:value-type="string">
            <text:p>ENVIADO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CT01</text:p>
          </table:table-cell>
          <table:table-cell office:value-type="date" office:date-value="2000-03-11" table:style-name="DateCell">
            <text:p>2000-03-11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T23</text:p>
          </table:table-cell>
          <table:table-cell office:value-type="date" office:date-value="2000-03-18" table:style-name="DateCell">
            <text:p>2000-03-18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CT25</text:p>
          </table:table-cell>
          <table:table-cell office:value-type="date" office:date-value="2000-03-31" table:style-name="DateCell">
            <text:p>2000-03-31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CT12</text:p>
          </table:table-cell>
          <table:table-cell office:value-type="date" office:date-value="2000-04-12" table:style-name="DateCell">
            <text:p>2000-04-12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T01</text:p>
          </table:table-cell>
          <table:table-cell office:value-type="date" office:date-value="2000-04-15" table:style-name="DateCell">
            <text:p>2000-04-15</text:p>
          </table:table-cell>
          <table:table-cell office:value-type="string">
            <text:p>TARJETA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CT21</text:p>
          </table:table-cell>
          <table:table-cell office:value-type="date" office:date-value="2000-04-21" table:style-name="DateCell">
            <text:p>2000-04-21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CT04</text:p>
          </table:table-cell>
          <table:table-cell office:value-type="date" office:date-value="2001-05-01" table:style-name="DateCell">
            <text:p>2001-05-01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CT06</text:p>
          </table:table-cell>
          <table:table-cell office:value-type="date" office:date-value="2001-05-19" table:style-name="DateCell">
            <text:p>2001-05-19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CT13</text:p>
          </table:table-cell>
          <table:table-cell office:value-type="date" office:date-value="2000-04-30" table:style-name="DateCell">
            <text:p>2000-04-30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CT25</text:p>
          </table:table-cell>
          <table:table-cell office:value-type="date" office:date-value="2001-05-11" table:style-name="DateCell">
            <text:p>2001-05-11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CT10</text:p>
          </table:table-cell>
          <table:table-cell office:value-type="date" office:date-value="2002-05-22" table:style-name="DateCell">
            <text:p>2002-05-22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CT16</text:p>
          </table:table-cell>
          <table:table-cell office:value-type="date" office:date-value="2001-05-28" table:style-name="DateCell">
            <text:p>2001-05-28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CT07</text:p>
          </table:table-cell>
          <table:table-cell office:value-type="date" office:date-value="2000-05-31" table:style-name="DateCell">
            <text:p>2000-05-31</text:p>
          </table:table-cell>
          <table:table-cell office:value-type="string">
            <text:p>TARJETA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CT18</text:p>
          </table:table-cell>
          <table:table-cell office:value-type="date" office:date-value="2000-06-02" table:style-name="DateCell">
            <text:p>2000-06-02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CT09</text:p>
          </table:table-cell>
          <table:table-cell office:value-type="date" office:date-value="2001-06-04" table:style-name="DateCell">
            <text:p>2001-06-04</text:p>
          </table:table-cell>
          <table:table-cell office:value-type="string">
            <text:p>APLAZ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CT34</text:p>
          </table:table-cell>
          <table:table-cell office:value-type="date" office:date-value="2000-06-06" table:style-name="DateCell">
            <text:p>2000-06-06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CT28</text:p>
          </table:table-cell>
          <table:table-cell office:value-type="date" office:date-value="2000-06-08" table:style-name="DateCell">
            <text:p>2000-06-08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CT30</text:p>
          </table:table-cell>
          <table:table-cell office:value-type="date" office:date-value="2001-04-02" table:style-name="DateCell">
            <text:p>2001-04-02</text:p>
          </table:table-cell>
          <table:table-cell office:value-type="string">
            <text:p>TARJETA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CT02</text:p>
          </table:table-cell>
          <table:table-cell office:value-type="date" office:date-value="2000-08-15" table:style-name="DateCell">
            <text:p>2000-08-15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CT30</text:p>
          </table:table-cell>
          <table:table-cell office:value-type="date" office:date-value="2000-06-08" table:style-name="DateCell">
            <text:p>2000-06-08</text:p>
          </table:table-cell>
          <table:table-cell office:value-type="string">
            <text:p>TARJETA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CT14</text:p>
          </table:table-cell>
          <table:table-cell office:value-type="date" office:date-value="2001-06-20" table:style-name="DateCell">
            <text:p>2001-06-20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T26</text:p>
          </table:table-cell>
          <table:table-cell office:value-type="date" office:date-value="2002-06-23" table:style-name="DateCell">
            <text:p>2002-06-23</text:p>
          </table:table-cell>
          <table:table-cell office:value-type="string">
            <text:p>TARJETA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CT26</text:p>
          </table:table-cell>
          <table:table-cell office:value-type="date" office:date-value="2001-06-30" table:style-name="DateCell">
            <text:p>2001-06-30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CT24</text:p>
          </table:table-cell>
          <table:table-cell office:value-type="date" office:date-value="2001-07-02" table:style-name="DateCell">
            <text:p>2001-07-02</text:p>
          </table:table-cell>
          <table:table-cell office:value-type="string">
            <text:p>TARJETA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CT20</text:p>
          </table:table-cell>
          <table:table-cell office:value-type="date" office:date-value="2001-07-08" table:style-name="DateCell">
            <text:p>2001-07-08</text:p>
          </table:table-cell>
          <table:table-cell office:value-type="string">
            <text:p>TARJETA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CT04</text:p>
          </table:table-cell>
          <table:table-cell office:value-type="date" office:date-value="2002-07-12" table:style-name="DateCell">
            <text:p>2002-07-12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CT34</text:p>
          </table:table-cell>
          <table:table-cell office:value-type="date" office:date-value="2002-07-15" table:style-name="DateCell">
            <text:p>2002-07-15</text:p>
          </table:table-cell>
          <table:table-cell office:value-type="string">
            <text:p>APLAZ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CT09</text:p>
          </table:table-cell>
          <table:table-cell office:value-type="date" office:date-value="2001-07-18" table:style-name="DateCell">
            <text:p>2001-07-18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CT34</text:p>
          </table:table-cell>
          <table:table-cell office:value-type="date" office:date-value="2002-07-20" table:style-name="DateCell">
            <text:p>2002-07-20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CT30</text:p>
          </table:table-cell>
          <table:table-cell office:value-type="date" office:date-value="2002-07-22" table:style-name="DateCell">
            <text:p>2002-07-22</text:p>
          </table:table-cell>
          <table:table-cell office:value-type="string">
            <text:p>TARJETA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CT31</text:p>
          </table:table-cell>
          <table:table-cell office:value-type="date" office:date-value="2002-07-25" table:style-name="DateCell">
            <text:p>2002-07-25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CT34</text:p>
          </table:table-cell>
          <table:table-cell office:value-type="date" office:date-value="2000-07-31" table:style-name="DateCell">
            <text:p>2000-07-31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CT18</text:p>
          </table:table-cell>
          <table:table-cell office:value-type="date" office:date-value="2002-08-30" table:style-name="DateCell">
            <text:p>2002-08-30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CT28</text:p>
          </table:table-cell>
          <table:table-cell office:value-type="date" office:date-value="2002-09-02" table:style-name="DateCell">
            <text:p>2002-09-02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CT09</text:p>
          </table:table-cell>
          <table:table-cell office:value-type="date" office:date-value="2002-09-05" table:style-name="DateCell">
            <text:p>2002-09-05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CT09</text:p>
          </table:table-cell>
          <table:table-cell office:value-type="date" office:date-value="2002-09-05" table:style-name="DateCell">
            <text:p>2002-09-05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63</text:p>
          </table:table-cell>
          <table:table-cell office:value-type="string">
            <text:p>CT28</text:p>
          </table:table-cell>
          <table:table-cell office:value-type="date" office:date-value="2000-09-10" table:style-name="DateCell">
            <text:p>2000-09-10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CT01</text:p>
          </table:table-cell>
          <table:table-cell office:value-type="date" office:date-value="2002-08-18" table:style-name="DateCell">
            <text:p>2002-08-18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CT01</text:p>
          </table:table-cell>
          <table:table-cell office:value-type="date" office:date-value="2001-08-02" table:style-name="DateCell">
            <text:p>2001-08-02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74</text:p>
          </table:table-cell>
          <table:table-cell office:value-type="string">
            <text:p>CT01</text:p>
          </table:table-cell>
          <table:table-cell office:value-type="date" office:date-value="2002-09-17" table:style-name="DateCell">
            <text:p>2002-09-17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75</text:p>
          </table:table-cell>
          <table:table-cell office:value-type="string">
            <text:p>CT01</text:p>
          </table:table-cell>
          <table:table-cell office:value-type="date" office:date-value="2002-09-30" table:style-name="DateCell">
            <text:p>2002-09-30</text:p>
          </table:table-cell>
          <table:table-cell office:value-type="string">
            <text:p>TARJETA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CT01</text:p>
          </table:table-cell>
          <table:table-cell office:value-type="date" office:date-value="2002-10-19" table:style-name="DateCell">
            <text:p>2002-10-19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77</text:p>
          </table:table-cell>
          <table:table-cell office:value-type="string">
            <text:p>CT01</text:p>
          </table:table-cell>
          <table:table-cell office:value-type="date" office:date-value="2000-10-28" table:style-name="DateCell">
            <text:p>2000-10-28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79</text:p>
          </table:table-cell>
          <table:table-cell office:value-type="string">
            <text:p>CT34</text:p>
          </table:table-cell>
          <table:table-cell office:value-type="date" office:date-value="2000-12-12" table:style-name="DateCell">
            <text:p>2000-12-12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85</text:p>
          </table:table-cell>
          <table:table-cell office:value-type="string">
            <text:p>CT04</text:p>
          </table:table-cell>
          <table:table-cell office:value-type="date" office:date-value="2002-12-23" table:style-name="DateCell">
            <text:p>2002-12-23</text:p>
          </table:table-cell>
          <table:table-cell office:value-type="string">
            <text:p>TARJETA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CT09</text:p>
          </table:table-cell>
          <table:table-cell office:value-type="date" office:date-value="2001-12-24" table:style-name="DateCell">
            <text:p>2001-12-24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CT01</text:p>
          </table:table-cell>
          <table:table-cell office:value-type="date" office:date-value="2001-12-27" table:style-name="DateCell">
            <text:p>2001-12-27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102</text:p>
          </table:table-cell>
          <table:table-cell office:value-type="string">
            <text:p>CT06</text:p>
          </table:table-cell>
          <table:table-cell office:value-type="date" office:date-value="2001-01-12" table:style-name="DateCell">
            <text:p>2001-01-12</text:p>
          </table:table-cell>
          <table:table-cell office:value-type="string">
            <text:p>CONTADO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CT02</text:p>
          </table:table-cell>
          <table:table-cell office:value-type="date" office:date-value="2001-01-24" table:style-name="DateCell">
            <text:p>2001-01-24</text:p>
          </table:table-cell>
          <table:table-cell office:value-type="string">
            <text:p>CONT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CT30</text:p>
          </table:table-cell>
          <table:table-cell office:value-type="date" office:date-value="2001-01-01" table:style-name="DateCell">
            <text:p>2001-01-01</text:p>
          </table:table-cell>
          <table:table-cell office:value-type="string">
            <text:p>APLAZADO</text:p>
          </table:table-cell>
          <table:table-cell office:value-type="string">
            <text:p>FALSO</text:p>
          </table:table-cell>
        </table:table-row>
        <table:table-row>
          <table:table-cell office:value-type="string">
            <text:p>5005</text:p>
          </table:table-cell>
          <table:table-cell office:value-type="string">
            <text:p>CT30</text:p>
          </table:table-cell>
          <table:table-cell office:value-type="date" office:date-value="2002-08-10" table:style-name="DateCell">
            <text:p>2002-08-10</text:p>
          </table:table-cell>
          <table:table-cell office:value-type="string">
            <text:p>TARJETA</text:p>
          </table:table-cell>
          <table:table-cell office:value-type="string">
            <text:p>VERDADERO</text:p>
          </table:table-cell>
        </table:table-row>
        <table:table-row>
          <table:table-cell office:value-type="string">
            <text:p>5050</text:p>
          </table:table-cell>
          <table:table-cell office:value-type="string">
            <text:p>CT30</text:p>
          </table:table-cell>
          <table:table-cell office:value-type="date" office:date-value="2002-03-27" table:style-name="DateCell">
            <text:p>2002-03-27</text:p>
          </table:table-cell>
          <table:table-cell office:value-type="string">
            <text:p>TARJETA</text:p>
          </table:table-cell>
          <table:table-cell office:value-type="string">
            <text:p>VERDADERO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0-09-24T11:03:12</meta:creation-date>
  </office:meta>
</office:document-meta>
</file>